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0e116" officeooo:paragraph-rsid="010590e4" style:font-style-asian="normal" style:font-style-complex="normal"/>
    </style:style>
    <style:style style:name="P42" style:family="paragraph" style:parent-style-name="Standard">
      <style:text-properties fo:language="ru" fo:country="RU" fo:font-style="normal" officeooo:rsid="01081208" officeooo:paragraph-rsid="01081208" style:font-style-asian="normal" style:font-style-complex="normal"/>
    </style:style>
    <style:style style:name="P43" style:family="paragraph" style:parent-style-name="Standard">
      <style:text-properties fo:language="ru" fo:country="RU" officeooo:rsid="000797fc" officeooo:paragraph-rsid="010590e4"/>
    </style:style>
    <style:style style:name="P44" style:family="paragraph" style:parent-style-name="Standard">
      <style:text-properties fo:language="ru" fo:country="RU" officeooo:rsid="00152400" officeooo:paragraph-rsid="010590e4"/>
    </style:style>
    <style:style style:name="P45" style:family="paragraph" style:parent-style-name="Standard">
      <style:text-properties fo:language="ru" fo:country="RU" officeooo:rsid="001ad645" officeooo:paragraph-rsid="010590e4"/>
    </style:style>
    <style:style style:name="P46" style:family="paragraph" style:parent-style-name="Standard">
      <style:text-properties fo:language="ru" fo:country="RU" officeooo:rsid="00274f87" officeooo:paragraph-rsid="010590e4"/>
    </style:style>
    <style:style style:name="P47" style:family="paragraph" style:parent-style-name="Standard">
      <style:text-properties fo:language="ru" fo:country="RU" officeooo:rsid="002ecdbf" officeooo:paragraph-rsid="010590e4"/>
    </style:style>
    <style:style style:name="P48" style:family="paragraph" style:parent-style-name="Standard">
      <style:text-properties fo:language="ru" fo:country="RU" officeooo:rsid="00328af9" officeooo:paragraph-rsid="010590e4"/>
    </style:style>
    <style:style style:name="P49" style:family="paragraph" style:parent-style-name="Standard">
      <style:text-properties fo:language="ru" fo:country="RU" fo:font-style="italic" officeooo:rsid="0037d882" officeooo:paragraph-rsid="010590e4" style:font-style-asian="italic" style:font-style-complex="italic"/>
    </style:style>
    <style:style style:name="P50" style:family="paragraph" style:parent-style-name="Standard">
      <style:text-properties fo:language="ru" fo:country="RU" fo:font-style="italic" officeooo:rsid="0040a08d" officeooo:paragraph-rsid="010590e4" style:font-style-asian="italic" style:font-style-complex="italic"/>
    </style:style>
    <style:style style:name="P51" style:family="paragraph" style:parent-style-name="Standard">
      <style:text-properties fo:language="ru" fo:country="RU" fo:font-style="italic" officeooo:rsid="0041f17d" officeooo:paragraph-rsid="010590e4" style:font-style-asian="italic" style:font-style-complex="italic"/>
    </style:style>
    <style:style style:name="P52" style:family="paragraph" style:parent-style-name="Standard">
      <style:text-properties fo:language="ru" fo:country="RU" fo:font-style="italic" officeooo:rsid="00454c66" officeooo:paragraph-rsid="010590e4" style:font-style-asian="italic" style:font-style-complex="italic"/>
    </style:style>
    <style:style style:name="P53" style:family="paragraph" style:parent-style-name="Standard">
      <style:text-properties fo:language="ru" fo:country="RU" fo:font-style="italic" officeooo:rsid="004af18b" officeooo:paragraph-rsid="010590e4" style:font-style-asian="italic" style:font-style-complex="italic"/>
    </style:style>
    <style:style style:name="P54" style:family="paragraph" style:parent-style-name="Standard">
      <style:text-properties fo:language="ru" fo:country="RU" fo:font-style="italic" officeooo:rsid="0054a9b4" officeooo:paragraph-rsid="010590e4" style:font-style-asian="italic" style:font-style-complex="italic"/>
    </style:style>
    <style:style style:name="P55" style:family="paragraph" style:parent-style-name="Standard">
      <style:text-properties fo:language="ru" fo:country="RU" fo:font-style="italic" officeooo:rsid="0054bcc4" officeooo:paragraph-rsid="010590e4" style:font-style-asian="italic" style:font-style-complex="italic"/>
    </style:style>
    <style:style style:name="P56" style:family="paragraph" style:parent-style-name="Standard">
      <style:text-properties fo:language="ru" fo:country="RU" fo:font-style="italic" officeooo:rsid="005e41dc" officeooo:paragraph-rsid="010590e4" style:font-style-asian="italic" style:font-style-complex="italic"/>
    </style:style>
    <style:style style:name="P57" style:family="paragraph" style:parent-style-name="Standard">
      <style:text-properties fo:language="ru" fo:country="RU" fo:font-style="italic" officeooo:rsid="00627b0b" officeooo:paragraph-rsid="010590e4" style:font-style-asian="italic" style:font-style-complex="italic"/>
    </style:style>
    <style:style style:name="P58" style:family="paragraph" style:parent-style-name="Standard">
      <style:text-properties fo:language="ru" fo:country="RU" fo:font-style="italic" officeooo:rsid="00667a83" officeooo:paragraph-rsid="010590e4" style:font-style-asian="italic" style:font-style-complex="italic"/>
    </style:style>
    <style:style style:name="P59" style:family="paragraph" style:parent-style-name="Standard">
      <style:text-properties fo:language="ru" fo:country="RU" fo:font-style="italic" officeooo:rsid="0067aaf9" officeooo:paragraph-rsid="010590e4" style:font-style-asian="italic" style:font-style-complex="italic"/>
    </style:style>
    <style:style style:name="P60" style:family="paragraph" style:parent-style-name="Standard">
      <style:text-properties fo:language="ru" fo:country="RU" fo:font-style="italic" officeooo:rsid="0067cefb" officeooo:paragraph-rsid="010590e4" style:font-style-asian="italic" style:font-style-complex="italic"/>
    </style:style>
    <style:style style:name="P61" style:family="paragraph" style:parent-style-name="Standard">
      <style:text-properties fo:language="ru" fo:country="RU" fo:font-style="italic" officeooo:rsid="00691c46" officeooo:paragraph-rsid="010590e4" style:font-style-asian="italic" style:font-style-complex="italic"/>
    </style:style>
    <style:style style:name="P62" style:family="paragraph" style:parent-style-name="Standard">
      <style:text-properties fo:language="ru" fo:country="RU" fo:font-style="italic" officeooo:rsid="006a6d69" officeooo:paragraph-rsid="010590e4" style:font-style-asian="italic" style:font-style-complex="italic"/>
    </style:style>
    <style:style style:name="P63" style:family="paragraph" style:parent-style-name="Standard">
      <style:text-properties fo:language="ru" fo:country="RU" fo:font-style="italic" officeooo:rsid="006c3a18" officeooo:paragraph-rsid="010590e4" style:font-style-asian="italic" style:font-style-complex="italic"/>
    </style:style>
    <style:style style:name="P64" style:family="paragraph" style:parent-style-name="Standard">
      <style:text-properties fo:language="ru" fo:country="RU" fo:font-style="italic" officeooo:rsid="006dd16b" officeooo:paragraph-rsid="010590e4" style:font-style-asian="italic" style:font-style-complex="italic"/>
    </style:style>
    <style:style style:name="P65" style:family="paragraph" style:parent-style-name="Standard">
      <style:text-properties fo:language="ru" fo:country="RU" fo:font-style="italic" officeooo:rsid="006f5a1d" officeooo:paragraph-rsid="010590e4" style:font-style-asian="italic" style:font-style-complex="italic"/>
    </style:style>
    <style:style style:name="P66" style:family="paragraph" style:parent-style-name="Standard">
      <style:text-properties fo:language="ru" fo:country="RU" officeooo:rsid="000495c5" officeooo:paragraph-rsid="010590e4"/>
    </style:style>
    <style:style style:name="P67" style:family="paragraph" style:parent-style-name="Standard">
      <style:text-properties officeooo:paragraph-rsid="00fec96f"/>
    </style:style>
    <style:style style:name="P68" style:family="paragraph" style:parent-style-name="Standard">
      <style:text-properties officeooo:rsid="00ff66a4" officeooo:paragraph-rsid="0103e94f"/>
    </style:style>
    <style:style style:name="P69" style:family="paragraph" style:parent-style-name="Standard">
      <style:text-properties officeooo:rsid="010b0467" officeooo:paragraph-rsid="010b0467"/>
    </style:style>
    <style:style style:name="P70" style:family="paragraph" style:parent-style-name="Standard">
      <style:text-properties officeooo:rsid="010dc1e4" officeooo:paragraph-rsid="010dc1e4"/>
    </style:style>
    <style:style style:name="P71" style:family="paragraph" style:parent-style-name="Standard">
      <style:text-properties officeooo:rsid="010efa48" officeooo:paragraph-rsid="0116e5bc"/>
    </style:style>
    <style:style style:name="P72" style:family="paragraph" style:parent-style-name="Standard">
      <style:text-properties officeooo:rsid="0114d215" officeooo:paragraph-rsid="0114d215"/>
    </style:style>
    <style:style style:name="P73" style:family="paragraph" style:parent-style-name="Standard" style:master-page-name="">
      <style:paragraph-properties style:page-number="auto"/>
      <style:text-properties fo:language="ru" fo:country="RU" officeooo:rsid="01061190" officeooo:paragraph-rsid="01061190"/>
    </style:style>
    <style:style style:name="P74" style:family="paragraph" style:parent-style-name="Standard">
      <style:text-properties officeooo:rsid="0117a6f6" officeooo:paragraph-rsid="012a79d9"/>
    </style:style>
    <style:style style:name="P75" style:family="paragraph" style:parent-style-name="Standard">
      <style:text-properties officeooo:rsid="012c0dfb" officeooo:paragraph-rsid="012d3fcc"/>
    </style:style>
    <style:style style:name="P76" style:family="paragraph" style:parent-style-name="Standard">
      <style:text-properties officeooo:rsid="012c0dfb" officeooo:paragraph-rsid="012fc6d6"/>
    </style:style>
    <style:style style:name="P77" style:family="paragraph" style:parent-style-name="Standard">
      <style:text-properties officeooo:rsid="01307619" officeooo:paragraph-rsid="013a4b01"/>
    </style:style>
    <style:style style:name="P78" style:family="paragraph" style:parent-style-name="Standard">
      <style:text-properties officeooo:rsid="013c0693" officeooo:paragraph-rsid="013c0693"/>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officeooo:rsid="003058a2"/>
    </style:style>
    <style:style style:name="T18" style:family="text">
      <style:text-properties officeooo:rsid="003415f1"/>
    </style:style>
    <style:style style:name="T19" style:family="text">
      <style:text-properties officeooo:rsid="00363ab8"/>
    </style:style>
    <style:style style:name="T20" style:family="text">
      <style:text-properties officeooo:rsid="0038daec"/>
    </style:style>
    <style:style style:name="T21" style:family="text">
      <style:text-properties officeooo:rsid="003929d3"/>
    </style:style>
    <style:style style:name="T22" style:family="text">
      <style:text-properties officeooo:rsid="003b022f"/>
    </style:style>
    <style:style style:name="T23" style:family="text">
      <style:text-properties officeooo:rsid="003bd8eb"/>
    </style:style>
    <style:style style:name="T24" style:family="text">
      <style:text-properties officeooo:rsid="003d934b"/>
    </style:style>
    <style:style style:name="T25" style:family="text">
      <style:text-properties fo:font-style="normal" style:font-style-asian="normal" style:font-style-complex="normal"/>
    </style:style>
    <style:style style:name="T26" style:family="text">
      <style:text-properties fo:font-style="normal" officeooo:rsid="003d934b" style:font-style-asian="normal" style:font-style-complex="normal"/>
    </style:style>
    <style:style style:name="T27" style:family="text">
      <style:text-properties fo:font-style="normal" officeooo:rsid="003e4e43" style:font-style-asian="normal" style:font-style-complex="normal"/>
    </style:style>
    <style:style style:name="T28" style:family="text">
      <style:text-properties fo:font-style="normal" officeooo:rsid="003f3465" style:font-style-asian="normal" style:font-style-complex="normal"/>
    </style:style>
    <style:style style:name="T29" style:family="text">
      <style:text-properties fo:font-style="normal" officeooo:rsid="00406898" style:font-style-asian="normal" style:font-style-complex="normal"/>
    </style:style>
    <style:style style:name="T30" style:family="text">
      <style:text-properties fo:font-style="normal" officeooo:rsid="00419d67" style:font-style-asian="normal" style:font-style-complex="normal"/>
    </style:style>
    <style:style style:name="T31" style:family="text">
      <style:text-properties fo:font-style="normal" officeooo:rsid="0041f17d" style:font-style-asian="normal" style:font-style-complex="normal"/>
    </style:style>
    <style:style style:name="T32" style:family="text">
      <style:text-properties fo:font-style="normal" officeooo:rsid="0043d4c5" style:font-style-asian="normal" style:font-style-complex="normal"/>
    </style:style>
    <style:style style:name="T33" style:family="text">
      <style:text-properties fo:font-style="normal" officeooo:rsid="00454c66" style:font-style-asian="normal" style:font-style-complex="normal"/>
    </style:style>
    <style:style style:name="T34" style:family="text">
      <style:text-properties fo:font-style="normal" officeooo:rsid="0045673d" style:font-style-asian="normal" style:font-style-complex="normal"/>
    </style:style>
    <style:style style:name="T35" style:family="text">
      <style:text-properties fo:font-style="normal" officeooo:rsid="0045751f" style:font-style-asian="normal" style:font-style-complex="normal"/>
    </style:style>
    <style:style style:name="T36" style:family="text">
      <style:text-properties fo:font-style="normal" officeooo:rsid="0045a057" style:font-style-asian="normal" style:font-style-complex="normal"/>
    </style:style>
    <style:style style:name="T37" style:family="text">
      <style:text-properties fo:font-style="normal" officeooo:rsid="00476c5f" style:font-style-asian="normal" style:font-style-complex="normal"/>
    </style:style>
    <style:style style:name="T38" style:family="text">
      <style:text-properties fo:font-style="normal" officeooo:rsid="004bafc6" style:font-style-asian="normal" style:font-style-complex="normal"/>
    </style:style>
    <style:style style:name="T39" style:family="text">
      <style:text-properties fo:font-style="normal" officeooo:rsid="004c76d2" style:font-style-asian="normal" style:font-style-complex="normal"/>
    </style:style>
    <style:style style:name="T40" style:family="text">
      <style:text-properties fo:font-style="normal" officeooo:rsid="004df15c" style:font-style-asian="normal" style:font-style-complex="normal"/>
    </style:style>
    <style:style style:name="T41" style:family="text">
      <style:text-properties fo:font-style="normal" officeooo:rsid="004e7bda" style:font-style-asian="normal" style:font-style-complex="normal"/>
    </style:style>
    <style:style style:name="T42" style:family="text">
      <style:text-properties fo:font-style="normal" officeooo:rsid="004e8660" style:font-style-asian="normal" style:font-style-complex="normal"/>
    </style:style>
    <style:style style:name="T43" style:family="text">
      <style:text-properties fo:font-style="normal" officeooo:rsid="004efd4c" style:font-style-asian="normal" style:font-style-complex="normal"/>
    </style:style>
    <style:style style:name="T44" style:family="text">
      <style:text-properties fo:font-style="normal" officeooo:rsid="0050007e" style:font-style-asian="normal" style:font-style-complex="normal"/>
    </style:style>
    <style:style style:name="T45" style:family="text">
      <style:text-properties fo:font-style="normal" officeooo:rsid="00505d06" style:font-style-asian="normal" style:font-style-complex="normal"/>
    </style:style>
    <style:style style:name="T46" style:family="text">
      <style:text-properties fo:font-style="normal" officeooo:rsid="0051d955" style:font-style-asian="normal" style:font-style-complex="normal"/>
    </style:style>
    <style:style style:name="T47" style:family="text">
      <style:text-properties fo:font-style="normal" officeooo:rsid="0052ca59" style:font-style-asian="normal" style:font-style-complex="normal"/>
    </style:style>
    <style:style style:name="T48" style:family="text">
      <style:text-properties fo:font-style="normal" officeooo:rsid="0055d1bf" style:font-style-asian="normal" style:font-style-complex="normal"/>
    </style:style>
    <style:style style:name="T49" style:family="text">
      <style:text-properties fo:font-style="normal" officeooo:rsid="0056a681" style:font-style-asian="normal" style:font-style-complex="normal"/>
    </style:style>
    <style:style style:name="T50" style:family="text">
      <style:text-properties fo:font-style="normal" officeooo:rsid="00570cff" style:font-style-asian="normal" style:font-style-complex="normal"/>
    </style:style>
    <style:style style:name="T51" style:family="text">
      <style:text-properties fo:font-style="normal" officeooo:rsid="0057833b" style:font-style-asian="normal" style:font-style-complex="normal"/>
    </style:style>
    <style:style style:name="T52" style:family="text">
      <style:text-properties fo:font-style="normal" officeooo:rsid="0058939d" style:font-style-asian="normal" style:font-style-complex="normal"/>
    </style:style>
    <style:style style:name="T53" style:family="text">
      <style:text-properties fo:font-style="normal" officeooo:rsid="005ab894" style:font-style-asian="normal" style:font-style-complex="normal"/>
    </style:style>
    <style:style style:name="T54" style:family="text">
      <style:text-properties fo:font-style="normal" officeooo:rsid="005ab9d4" style:font-style-asian="normal" style:font-style-complex="normal"/>
    </style:style>
    <style:style style:name="T55" style:family="text">
      <style:text-properties fo:font-style="normal" officeooo:rsid="005c47e1" style:font-style-asian="normal" style:font-style-complex="normal"/>
    </style:style>
    <style:style style:name="T56" style:family="text">
      <style:text-properties fo:font-style="normal" officeooo:rsid="005e41dc" style:font-style-asian="normal" style:font-style-complex="normal"/>
    </style:style>
    <style:style style:name="T57" style:family="text">
      <style:text-properties fo:font-style="normal" officeooo:rsid="005f7340" style:font-style-asian="normal" style:font-style-complex="normal"/>
    </style:style>
    <style:style style:name="T58" style:family="text">
      <style:text-properties fo:font-style="normal" officeooo:rsid="005f7f84" style:font-style-asian="normal" style:font-style-complex="normal"/>
    </style:style>
    <style:style style:name="T59" style:family="text">
      <style:text-properties fo:font-style="normal" officeooo:rsid="005fa089" style:font-style-asian="normal" style:font-style-complex="normal"/>
    </style:style>
    <style:style style:name="T60" style:family="text">
      <style:text-properties fo:font-style="normal" officeooo:rsid="00613a24" style:font-style-asian="normal" style:font-style-complex="normal"/>
    </style:style>
    <style:style style:name="T61" style:family="text">
      <style:text-properties fo:font-style="normal" officeooo:rsid="00627b0b" style:font-style-asian="normal" style:font-style-complex="normal"/>
    </style:style>
    <style:style style:name="T62" style:family="text">
      <style:text-properties fo:font-style="normal" officeooo:rsid="006332a0" style:font-style-asian="normal" style:font-style-complex="normal"/>
    </style:style>
    <style:style style:name="T63" style:family="text">
      <style:text-properties fo:font-style="normal" officeooo:rsid="006479b3" style:font-style-asian="normal" style:font-style-complex="normal"/>
    </style:style>
    <style:style style:name="T64" style:family="text">
      <style:text-properties fo:font-style="normal" officeooo:rsid="00660c89" style:font-style-asian="normal" style:font-style-complex="normal"/>
    </style:style>
    <style:style style:name="T65" style:family="text">
      <style:text-properties fo:font-style="normal" officeooo:rsid="0067aaf9" style:font-style-asian="normal" style:font-style-complex="normal"/>
    </style:style>
    <style:style style:name="T66" style:family="text">
      <style:text-properties fo:font-style="normal" officeooo:rsid="0067cefb" style:font-style-asian="normal" style:font-style-complex="normal"/>
    </style:style>
    <style:style style:name="T67" style:family="text">
      <style:text-properties fo:font-style="normal" officeooo:rsid="006b4470" style:font-style-asian="normal" style:font-style-complex="normal"/>
    </style:style>
    <style:style style:name="T68" style:family="text">
      <style:text-properties fo:font-style="normal" officeooo:rsid="006c3a18" style:font-style-asian="normal" style:font-style-complex="normal"/>
    </style:style>
    <style:style style:name="T69" style:family="text">
      <style:text-properties fo:font-style="normal" officeooo:rsid="006cfea0" style:font-style-asian="normal" style:font-style-complex="normal"/>
    </style:style>
    <style:style style:name="T70" style:family="text">
      <style:text-properties fo:font-style="normal" officeooo:rsid="006f5a1d" style:font-style-asian="normal" style:font-style-complex="normal"/>
    </style:style>
    <style:style style:name="T71" style:family="text">
      <style:text-properties officeooo:rsid="00727f7f"/>
    </style:style>
    <style:style style:name="T72" style:family="text">
      <style:text-properties officeooo:rsid="0073c117"/>
    </style:style>
    <style:style style:name="T73" style:family="text">
      <style:text-properties officeooo:rsid="0073fd95"/>
    </style:style>
    <style:style style:name="T74" style:family="text">
      <style:text-properties officeooo:rsid="007685cc"/>
    </style:style>
    <style:style style:name="T75" style:family="text">
      <style:text-properties officeooo:rsid="0077986c"/>
    </style:style>
    <style:style style:name="T76" style:family="text">
      <style:text-properties officeooo:rsid="0078fa12"/>
    </style:style>
    <style:style style:name="T77" style:family="text">
      <style:text-properties officeooo:rsid="007bbeff"/>
    </style:style>
    <style:style style:name="T78" style:family="text">
      <style:text-properties officeooo:rsid="007bfd59"/>
    </style:style>
    <style:style style:name="T79" style:family="text">
      <style:text-properties officeooo:rsid="0080a39c"/>
    </style:style>
    <style:style style:name="T80" style:family="text">
      <style:text-properties officeooo:rsid="0083db86"/>
    </style:style>
    <style:style style:name="T81" style:family="text">
      <style:text-properties officeooo:rsid="009480a7"/>
    </style:style>
    <style:style style:name="T82" style:family="text">
      <style:text-properties officeooo:rsid="009aa109"/>
    </style:style>
    <style:style style:name="T83" style:family="text">
      <style:text-properties officeooo:rsid="009d3fd8"/>
    </style:style>
    <style:style style:name="T84" style:family="text">
      <style:text-properties officeooo:rsid="009ec2e1"/>
    </style:style>
    <style:style style:name="T85" style:family="text">
      <style:text-properties officeooo:rsid="00a273e6"/>
    </style:style>
    <style:style style:name="T86" style:family="text">
      <style:text-properties officeooo:rsid="00a41c24"/>
    </style:style>
    <style:style style:name="T87" style:family="text">
      <style:text-properties officeooo:rsid="00a4f3c4"/>
    </style:style>
    <style:style style:name="T88" style:family="text">
      <style:text-properties officeooo:rsid="00ab0f04"/>
    </style:style>
    <style:style style:name="T89" style:family="text">
      <style:text-properties officeooo:rsid="00ad85b9"/>
    </style:style>
    <style:style style:name="T90" style:family="text">
      <style:text-properties officeooo:rsid="00adc398"/>
    </style:style>
    <style:style style:name="T91" style:family="text">
      <style:text-properties officeooo:rsid="00ae5beb"/>
    </style:style>
    <style:style style:name="T92" style:family="text">
      <style:text-properties officeooo:rsid="00b05260"/>
    </style:style>
    <style:style style:name="T93" style:family="text">
      <style:text-properties officeooo:rsid="00b07f59"/>
    </style:style>
    <style:style style:name="T94" style:family="text">
      <style:text-properties officeooo:rsid="00b65346"/>
    </style:style>
    <style:style style:name="T95" style:family="text">
      <style:text-properties officeooo:rsid="00befcbb"/>
    </style:style>
    <style:style style:name="T96" style:family="text">
      <style:text-properties officeooo:rsid="00cc2cd0"/>
    </style:style>
    <style:style style:name="T97" style:family="text">
      <style:text-properties officeooo:rsid="00ce5f9f"/>
    </style:style>
    <style:style style:name="T98" style:family="text">
      <style:text-properties officeooo:rsid="00dc4584"/>
    </style:style>
    <style:style style:name="T99"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00" style:family="text">
      <style:text-properties officeooo:rsid="00e4bc85"/>
    </style:style>
    <style:style style:name="T101" style:family="text">
      <style:text-properties fo:language="ru" fo:country="RU" fo:font-style="normal" style:font-style-asian="normal" style:font-style-complex="normal"/>
    </style:style>
    <style:style style:name="T102" style:family="text">
      <style:text-properties fo:language="ru" fo:country="RU" fo:font-style="normal" officeooo:rsid="00fb6839" style:font-style-asian="normal" style:font-style-complex="normal"/>
    </style:style>
    <style:style style:name="T103" style:family="text">
      <style:text-properties fo:language="ru" fo:country="RU" fo:font-style="normal" officeooo:rsid="00f70918" style:font-style-asian="normal" style:font-style-complex="normal"/>
    </style:style>
    <style:style style:name="T104" style:family="text">
      <style:text-properties fo:language="ru" fo:country="RU" fo:font-style="normal" officeooo:rsid="00fec96f" style:font-style-asian="normal" style:font-style-complex="normal"/>
    </style:style>
    <style:style style:name="T105" style:family="text">
      <style:text-properties fo:language="ru" fo:country="RU" fo:font-style="normal" officeooo:rsid="00ff3848" style:font-style-asian="normal" style:font-style-complex="normal"/>
    </style:style>
    <style:style style:name="T106" style:family="text">
      <style:text-properties fo:language="ru" fo:country="RU" fo:font-style="normal" officeooo:rsid="0100e116" style:font-style-asian="normal" style:font-style-complex="normal"/>
    </style:style>
    <style:style style:name="T107" style:family="text">
      <style:text-properties fo:language="ru" fo:country="RU" fo:font-style="normal" officeooo:rsid="0103e94f" style:font-style-asian="normal" style:font-style-complex="normal"/>
    </style:style>
    <style:style style:name="T108" style:family="text">
      <style:text-properties fo:language="ru" fo:country="RU" fo:font-style="normal" officeooo:rsid="010c406e" style:font-style-asian="normal" style:font-style-complex="normal"/>
    </style:style>
    <style:style style:name="T109" style:family="text">
      <style:text-properties fo:language="ru" fo:country="RU" fo:font-style="normal" officeooo:rsid="010e61ed" style:font-style-asian="normal" style:font-style-complex="normal"/>
    </style:style>
    <style:style style:name="T110" style:family="text">
      <style:text-properties fo:language="ru" fo:country="RU" fo:font-style="normal" officeooo:rsid="010eb35a" style:font-style-asian="normal" style:font-style-complex="normal"/>
    </style:style>
    <style:style style:name="T111" style:family="text">
      <style:text-properties fo:language="ru" fo:country="RU" fo:font-style="normal" officeooo:rsid="010efa48" style:font-style-asian="normal" style:font-style-complex="normal"/>
    </style:style>
    <style:style style:name="T112" style:family="text">
      <style:text-properties fo:language="ru" fo:country="RU" fo:font-style="normal" officeooo:rsid="01104538" style:font-style-asian="normal" style:font-style-complex="normal"/>
    </style:style>
    <style:style style:name="T113" style:family="text">
      <style:text-properties fo:language="ru" fo:country="RU" fo:font-style="normal" officeooo:rsid="01115021" style:font-style-asian="normal" style:font-style-complex="normal"/>
    </style:style>
    <style:style style:name="T114" style:family="text">
      <style:text-properties fo:language="ru" fo:country="RU" fo:font-style="normal" officeooo:rsid="0114d215" style:font-style-asian="normal" style:font-style-complex="normal"/>
    </style:style>
    <style:style style:name="T115" style:family="text">
      <style:text-properties fo:language="ru" fo:country="RU" fo:font-style="normal" officeooo:rsid="01156f2f" style:font-style-asian="normal" style:font-style-complex="normal"/>
    </style:style>
    <style:style style:name="T116" style:family="text">
      <style:text-properties fo:language="ru" fo:country="RU" fo:font-style="normal" officeooo:rsid="0116e5bc" style:font-style-asian="normal" style:font-style-complex="normal"/>
    </style:style>
    <style:style style:name="T117" style:family="text">
      <style:text-properties fo:language="ru" fo:country="RU" fo:font-style="normal" officeooo:rsid="01176066" style:font-style-asian="normal" style:font-style-complex="normal"/>
    </style:style>
    <style:style style:name="T118" style:family="text">
      <style:text-properties fo:language="ru" fo:country="RU" fo:font-style="normal" officeooo:rsid="01193137" style:font-style-asian="normal" style:font-style-complex="normal"/>
    </style:style>
    <style:style style:name="T119" style:family="text">
      <style:text-properties fo:language="ru" fo:country="RU" fo:font-style="normal" officeooo:rsid="012a2dd4" style:font-style-asian="normal" style:font-style-complex="normal"/>
    </style:style>
    <style:style style:name="T120" style:family="text">
      <style:text-properties officeooo:rsid="00ea508c"/>
    </style:style>
    <style:style style:name="T121" style:family="text">
      <style:text-properties officeooo:rsid="00ec1d7b"/>
    </style:style>
    <style:style style:name="T122" style:family="text">
      <style:text-properties fo:font-weight="normal" officeooo:rsid="00ec1d7b" style:font-weight-asian="normal" style:font-weight-complex="normal"/>
    </style:style>
    <style:style style:name="T123" style:family="text">
      <style:text-properties officeooo:rsid="00f70918"/>
    </style:style>
    <style:style style:name="T124" style:family="text">
      <style:text-properties officeooo:rsid="00fcecca"/>
    </style:style>
    <style:style style:name="T125" style:family="text">
      <style:text-properties officeooo:rsid="0109c258"/>
    </style:style>
    <style:style style:name="T126" style:family="text">
      <style:text-properties style:font-name="Liberation Serif1" fo:language="ru" fo:country="RU" fo:font-style="normal" style:font-style-asian="normal" style:font-style-complex="normal"/>
    </style:style>
    <style:style style:name="T127" style:family="text">
      <style:text-properties style:font-name="Liberation Serif1" fo:language="ru" fo:country="RU" fo:font-style="normal" officeooo:rsid="01193137" style:font-style-asian="normal" style:font-style-complex="normal"/>
    </style:style>
    <style:style style:name="T128" style:family="text">
      <style:text-properties style:font-name="Liberation Serif1" fo:language="ru" fo:country="RU" fo:font-style="normal" officeooo:rsid="01193855" style:font-style-asian="normal" style:font-style-complex="normal"/>
    </style:style>
    <style:style style:name="T129" style:family="text">
      <style:text-properties style:font-name="Liberation Serif1" fo:language="ru" fo:country="RU" fo:font-style="normal" officeooo:rsid="0120a3a5" style:font-style-asian="normal" style:font-style-complex="normal"/>
    </style:style>
    <style:style style:name="T130" style:family="text">
      <style:text-properties style:font-name="Liberation Serif1" fo:language="ru" fo:country="RU" fo:font-style="normal" officeooo:rsid="0121cac0" style:font-style-asian="normal" style:font-style-complex="normal"/>
    </style:style>
    <style:style style:name="T131" style:family="text">
      <style:text-properties style:font-name="Liberation Serif1" fo:language="ru" fo:country="RU" fo:font-style="normal" officeooo:rsid="01221f78" style:font-style-asian="normal" style:font-style-complex="normal"/>
    </style:style>
    <style:style style:name="T132" style:family="text">
      <style:text-properties style:font-name="Liberation Serif1" fo:language="ru" fo:country="RU" fo:font-style="normal" officeooo:rsid="012299aa" style:font-style-asian="normal" style:font-style-complex="normal"/>
    </style:style>
    <style:style style:name="T133" style:family="text">
      <style:text-properties style:font-name="Liberation Serif1" fo:language="ru" fo:country="RU" fo:font-style="normal" officeooo:rsid="01231549" style:font-style-asian="normal" style:font-style-complex="normal"/>
    </style:style>
    <style:style style:name="T134" style:family="text">
      <style:text-properties style:font-name="Liberation Serif1" fo:language="ru" fo:country="RU" fo:font-style="normal" officeooo:rsid="0124bf0e" style:font-style-asian="normal" style:font-style-complex="normal"/>
    </style:style>
    <style:style style:name="T135" style:family="text">
      <style:text-properties style:font-name="Liberation Serif1" fo:language="ru" fo:country="RU" fo:font-style="normal" officeooo:rsid="01266a74" style:font-style-asian="normal" style:font-style-complex="normal"/>
    </style:style>
    <style:style style:name="T136" style:family="text">
      <style:text-properties style:font-name="Liberation Serif1" fo:language="ru" fo:country="RU" fo:font-style="normal" officeooo:rsid="01282f49" style:font-style-asian="normal" style:font-style-complex="normal"/>
    </style:style>
    <style:style style:name="T137" style:family="text">
      <style:text-properties style:font-name="Liberation Serif1" fo:language="ru" fo:country="RU" fo:font-style="normal" officeooo:rsid="012a2dd4" style:font-style-asian="normal" style:font-style-complex="normal"/>
    </style:style>
    <style:style style:name="T138" style:family="text">
      <style:text-properties style:font-name="Liberation Serif1" fo:language="ru" fo:country="RU" fo:font-style="normal" officeooo:rsid="0114d215" style:font-style-asian="normal" style:font-style-complex="normal"/>
    </style:style>
    <style:style style:name="T139" style:family="text">
      <style:text-properties style:font-name="Liberation Serif1" fo:language="ru" fo:country="RU" fo:font-style="normal" officeooo:rsid="00f70918" style:font-style-asian="normal" style:font-style-complex="normal"/>
    </style:style>
    <style:style style:name="T140" style:family="text">
      <style:text-properties style:font-name="Liberation Serif1" fo:language="ru" fo:country="RU" fo:font-style="normal" officeooo:rsid="012a79d9" style:font-style-asian="normal" style:font-style-complex="normal"/>
    </style:style>
    <style:style style:name="T141" style:family="text">
      <style:text-properties style:font-name="Liberation Serif1" fo:language="ru" fo:country="RU" fo:font-style="normal" officeooo:rsid="012c1fbf" style:font-style-asian="normal" style:font-style-complex="normal"/>
    </style:style>
    <style:style style:name="T142" style:family="text">
      <style:text-properties style:font-name="Liberation Serif1" fo:language="ru" fo:country="RU" fo:font-style="normal" officeooo:rsid="012d3fcc" style:font-style-asian="normal" style:font-style-complex="normal"/>
    </style:style>
    <style:style style:name="T143" style:family="text">
      <style:text-properties style:font-name="Liberation Serif1" fo:language="ru" fo:country="RU" fo:font-style="normal" officeooo:rsid="012f2009" style:font-style-asian="normal" style:font-style-complex="normal"/>
    </style:style>
    <style:style style:name="T144" style:family="text">
      <style:text-properties style:font-name="Liberation Serif1" fo:language="ru" fo:country="RU" fo:font-style="normal" officeooo:rsid="012fc6d6" style:font-style-asian="normal" style:font-style-complex="normal"/>
    </style:style>
    <style:style style:name="T145" style:family="text">
      <style:text-properties style:font-name="Liberation Serif1" fo:language="ru" fo:country="RU" fo:font-style="normal" officeooo:rsid="01302e2e" style:font-style-asian="normal" style:font-style-complex="normal"/>
    </style:style>
    <style:style style:name="T146" style:family="text">
      <style:text-properties style:font-name="Liberation Serif1" fo:language="ru" fo:country="RU" fo:font-style="normal" officeooo:rsid="01304ab2" style:font-style-asian="normal" style:font-style-complex="normal"/>
    </style:style>
    <style:style style:name="T147" style:family="text">
      <style:text-properties style:font-name="Liberation Serif1" fo:language="ru" fo:country="RU" fo:font-style="normal" officeooo:rsid="0131c2d9" style:font-style-asian="normal" style:font-style-complex="normal"/>
    </style:style>
    <style:style style:name="T148" style:family="text">
      <style:text-properties style:font-name="Liberation Serif1" fo:language="ru" fo:country="RU" fo:font-style="normal" officeooo:rsid="01339223" style:font-style-asian="normal" style:font-style-complex="normal"/>
    </style:style>
    <style:style style:name="T149" style:family="text">
      <style:text-properties style:font-name="Liberation Serif1" fo:language="ru" fo:country="RU" fo:font-style="normal" officeooo:rsid="0135391c" style:font-style-asian="normal" style:font-style-complex="normal"/>
    </style:style>
    <style:style style:name="T150" style:family="text">
      <style:text-properties style:font-name="Liberation Serif1" fo:language="ru" fo:country="RU" fo:font-style="normal" officeooo:rsid="01364953" style:font-style-asian="normal" style:font-style-complex="normal"/>
    </style:style>
    <style:style style:name="T151" style:family="text">
      <style:text-properties style:font-name="Liberation Serif1" fo:language="ru" fo:country="RU" fo:font-style="normal" officeooo:rsid="0138c869" style:font-style-asian="normal" style:font-style-complex="normal"/>
    </style:style>
    <style:style style:name="T152" style:family="text">
      <style:text-properties style:font-name="Liberation Serif1" fo:language="ru" fo:country="RU" fo:font-style="normal" officeooo:rsid="013a4b01" style:font-style-asian="normal" style:font-style-complex="normal"/>
    </style:style>
    <style:style style:name="T153" style:family="text">
      <style:text-properties style:font-name="Liberation Serif1" fo:language="ru" fo:country="RU" fo:font-style="normal" officeooo:rsid="013d7b37" style:font-style-asian="normal" style:font-style-complex="normal"/>
    </style:style>
    <style:style style:name="T154" style:family="text">
      <style:text-properties style:font-name="Liberation Serif1" fo:language="ru" fo:country="RU" fo:font-style="italic" style:font-style-asian="italic" style:font-style-complex="italic"/>
    </style:style>
    <style:style style:name="T155" style:family="text">
      <style:text-properties style:font-name="Liberation Serif1" fo:language="ru" fo:country="RU" fo:font-style="italic" officeooo:rsid="012a2dd4" style:font-style-asian="italic" style:font-style-complex="italic"/>
    </style:style>
    <style:style style:name="T156" style:family="text">
      <style:text-properties style:font-name="Liberation Serif1" fo:language="ru" fo:country="RU" fo:font-style="italic" officeooo:rsid="012a79d9"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73">Природа не знает уничтожения; ей известно лишь превращение. Всё, чему меня научила наука, и продолжает учить, подтверждает моё убеждённость в продолжении нашего духовного существования после смерти.</text:p>
      <text:p text:style-name="indent-big">—Вернер фон Браун </text:p>
      <text:p text:style-name="P66"><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43">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44">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45"><text:span text:style-name="T20">Тронулись</text:span>. Потянулись цепочкой, покидая вокзал, покидая центр города, <text:span text:style-name="T20">покатили через</text:span> его старые, <text:span text:style-name="T4">заброшенные</text:span> районы. <text:span text:style-name="T21">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46"><text:span text:style-name="T23">Поезд</text:span> остановил<text:span text:style-name="T24">ся</text:span>. Дальше <text:span text:style-name="T24">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47">Некоторые ждут в одиночестве, некоторые делят сво<text:span text:style-name="T19">ё</text:span> невидим<text:span text:style-name="T19">о</text:span>е <text:span text:style-name="T19">помещение</text:span> с другими. Не видно не зги, да, <text:span text:style-name="T22">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17">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17">, приятель….»</text:span></text:p>
      <text:p text:style-name="P48">Выхода нет. Лежи и жди, лежи тихо, не двигайся. <text:span text:style-name="T18">Визг с неба не утихает. Когда это приходит, придёт в темноте, или со своим каким-то светом? Свет придёт до, или после?</text:span></text:p>
      <text:p text:style-name="P49">Но уже светло. <text:span text:style-name="T26">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27">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29">храпя</text:span><text:span text:style-name="T27"> и сопя на все лады самоповторным хором, покуда свет Лондона, зимний тягучий свет, ширится в </text:span><text:span text:style-name="T30">вертикальных</text:span><text:span text:style-name="T28"> </text:span><text:span text:style-name="T30">переплётах </text:span><text:span text:style-name="T28">окон, </text:span><text:span text:style-name="T29">ширится в слоях вчерашнего дыма, что всё ещё висит, редея, с навощённых балок потолка. </text:span><text:span text:style-name="T30">А</text:span><text:span text:style-name="T29"> эти распростёртые горизонтал</text:span><text:span text:style-name="T30">ы</text:span><text:span text:style-name="T29">, товарищи по оружию, </text:span><text:span text:style-name="T30">что </text:span><text:span text:style-name="T29">разрумянились, как компашка голландских мужиков, </text:span><text:span text:style-name="T30">которые</text:span><text:span text:style-name="T29"> видят </text:span><text:span text:style-name="T30">в снах</text:span><text:span text:style-name="T29"> своё воскрешении в следующие пару минут.</text:span></text:p>
      <text:p text:style-name="P50"><text:span text:style-name="T29">Е</text:span><text:span text:style-name="T25">го </text:span><text:span text:style-name="T30">звание</text:span><text:span text:style-name="T25"> капитан, </text:span><text:span text:style-name="T30">имя</text:span><text:span text:style-name="T25"> Джефри («Пират») Прентис. </text:span><text:span text:style-name="T31">Он ук</text:span><text:span text:style-name="T43">рыт</text:span><text:span text:style-name="T31"> т</text:span><text:span text:style-name="T43">ёплым</text:span><text:span text:style-name="T31">ым одеялом, <text:s/></text:span><text:span text:style-name="T43">шотландская расцветка из</text:span><text:span text:style-name="T31"> оранжевого, ржавого, алого. У его черепа такое ощущение, словно он из металла. </text:span></text:p>
      <text:p text:style-name="P51"><text:span text:style-name="T45">Прямиком</text:span><text:span text:style-name="T25"> над ним, на высоте четырёх метров, Тэди Блот вот-вот свалится с балкончика музыкантов, выбрав для падения </text:span><text:span text:style-name="T32">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33">воткнутый в задний карман, который как-то там зацепился—</text:span></text:p>
      <text:p text:style-name="P52"><text:span text:style-name="T25">На этот момент Пирату уже удалось сесть на своей узкой холостяцкой кровати и зыркнуть вверх. Как ужасно. </text:span><text:span text:style-name="T43">Просто</text:span><text:span text:style-name="T25"> ужасно бля… </text:span><text:span text:style-name="T43">вверху раздался</text:span><text:span text:style-name="T25"> треск материи. </text:span><text:span text:style-name="T34">Подготовка к выполнению спецзаданий выработала в нём быстроту реакций. </text:span><text:span text:style-name="T44">С</text:span><text:span text:style-name="T34">прыг</text:span><text:span text:style-name="T44">нув</text:span><text:span text:style-name="T34"> с кровати,</text:span><text:span text:style-name="T44"> он</text:span><text:span text:style-name="T34"> ударом ноги посылает её кат</text:span><text:span text:style-name="T44">ну</text:span><text:span text:style-name="T34">ться на своих колёсиках в направлении Блота. </text:span><text:span text:style-name="T44">Оборвавшись</text:span><text:span text:style-name="T34">, Блот шмякнулся точно посерёдке под громкий звяк пружин сетки. Одна ножка отлетела. «</text:span><text:span text:style-name="T35">Добро</text:span><text:span text:style-name="T46">е</text:span><text:span text:style-name="T35"> утро»</text:span><text:span text:style-name="T36">,–</text:span><text:span text:style-name="T35"> отметил Пират. </text:span><text:span text:style-name="T37">Блот кратко улыбнулся и снова уснул, уютно укутавшись в одеяло Пирата.</text:span></text:p>
      <text:p text:style-name="P53"><text:span text:style-name="T37">Б</text:span><text:span text:style-name="T25">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38">и увлекался культивацией фармацевтических растений на крыше здания (недавно молодой Осби Фил возродил эту традицию),</text:span><text:span text:style-name="T39"> слишком мало, чтоб выдержать туманы и мороз и в основном возвращались, в виде фрагментов </text:span><text:span text:style-name="T43">специфичных</text:span><text:span text:style-name="T39"> алкалоидов, в почву на крыше, так же как и удобрение от троицы призовых Вессекских свиноматок размещённых там </text:span><text:span text:style-name="T46">восприемником</text:span><text:span text:style-name="T40"> Роспа, </text:span><text:span text:style-name="T41">и опавшие листья многих декоративных деревьев </text:span><text:span text:style-name="T42">трансплантированных на крышу </text:span><text:span text:style-name="T41">последующими обитателями,</text:span><text:span text:style-name="T46">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47">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47">дефицитом военного времени на бананы, </text:span><text:span text:style-name="T53">решил соорудить на крыше стеклянную оранжерею и </text:span><text:span text:style-name="T47">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54"><text:span text:style-name="T47">П</text:span><text:span text:style-name="T25">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55"><text:span text:style-name="T25">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52">а </text:span><text:span text:style-name="T25">электростанци</text:span><text:span text:style-name="T52">и</text:span><text:span text:style-name="T25"> и нефтеперегонный за нею </text:span><text:span text:style-name="T51">проступают</text:span><text:span text:style-name="T48"> чётко: трубы, сифоны, башни, </text:span><text:span text:style-name="T50">колонны</text:span><text:span text:style-name="T48">, </text:span><text:span text:style-name="T49">круч</text:span><text:span text:style-name="T51">ен</text:span><text:span text:style-name="T49">ные</text:span><text:span text:style-name="T48"> </text:span><text:span text:style-name="T50">клубы</text:span><text:span text:style-name="T48"> пара и дыма….</text:span></text:p>
      <text:p text:style-name="P55"><text:span text:style-name="T48">– </text:span><text:span text:style-name="T54">Ххахх!</text:span><text:span text:style-name="T48">– </text:span><text:span text:style-name="T54">Пират в беззвучном рёве следит как его выдох всплывает над парапетами, «ххахх!» <text:s/>Верхушки крыш в утреннем танце. </text:span><text:span text:style-name="T55">Его гигантские вязки бананов, </text:span><text:span text:style-name="T57">сияюще</text:span><text:span text:style-name="T55"> жёлты</text:span><text:span text:style-name="T58">х</text:span><text:span text:style-name="T55">, влажно зелёны</text:span><text:span text:style-name="T58">х</text:span><text:span text:style-name="T55">. </text:span><text:span text:style-name="T56">Его друзья внизу предвкушают в своих снах Банановый Завтрак. Этот надраенный день обещает быть не хуже, чем любой—</text:span></text:p>
      <text:p text:style-name="P56"><text:span text:style-name="T25">Так ли? Далеко на востоке, в самом низу розовеющего неба что-то сверкнуло, очень ярко. </text:span><text:span text:style-name="T59">Новая звезда, совсем незаметная. Он опирается на парапет, всматриваясь. </text:span><text:span text:style-name="T60">Искорка точки уже превратилась в белую вертикальную чёрточку. </text:span><text:span text:style-name="T61">Должно быть уже где-то над Северным морем… не ближе… внизу ледяные поля и холодное пятно солнца….</text:span></text:p>
      <text:p text:style-name="P57"><text:span text:style-name="T25">Что это? </text:span><text:span text:style-name="T62">Такого раньше не бывало. Но Пират всё равно знает что. Он видел филь</text:span><text:span text:style-name="T64">м</text:span><text:span text:style-name="T62">, всего пару недель назад… это след испарения. Уже на ширину пальца выше. И это не самолёт. Отвесно вверх самолёт не запускают. </text:span><text:span text:style-name="T63">Это новая, и всё ещё Самая Секретная, немецкая ракета бомба.</text:span></text:p>
      <text:p text:style-name="P55"><text:span text:style-name="T48">– </text:span><text:span text:style-name="T63">Входящая почта.</text:span><text:span text:style-name="T48">– </text:span><text:span text:style-name="T63">он произнёс это или только подумал? </text:span><text:span text:style-name="T64">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58"><text:span text:style-name="T64">О? </text:span><text:span text:style-name="T25">Никаких о: за дугой поверхности земного шара, к востоку, солнце </text:span><text:span text:style-name="T65">оттуда</text:span><text:span text:style-name="T25">, только что взошло над Голландией, ударяет в выхлопные пары ракеты, все </text:span><text:span text:style-name="T65">эти </text:span><text:span text:style-name="T25">капли, кристалы, заставля</text:span><text:span text:style-name="T65">ет</text:span><text:span text:style-name="T25"> ярко блестеть через море….</text:span></text:p>
      <text:p text:style-name="P59"><text:span text:style-name="T25">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66">к</text:span><text:span text:style-name="T25">ета будет тут прежде, чем Пират увидит восход солнца.</text:span></text:p>
      <text:p text:style-name="P59"><text:span text:style-name="T25">След, смазанный, слегка порванный натрое, висит в небе. </text:span><text:span text:style-name="T66">Сама ракета, уже как чисто баллистический снаряд, поднялась выше. Теперь невидима.</text:span></text:p>
      <text:p text:style-name="P60"><text:span text:style-name="T25">Может надо что-то сделать… дозвониться в штаб в Станморе, должны засечь её радарами над Проливом</text:span><text:span text:style-name="T56">—</text:span><text:span text:style-name="T25">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61"><text:span text:style-name="T25">Собирай бананы. Он топает по чёрному компосту </text:span><text:span text:style-name="T68">в </text:span><text:span text:style-name="T25">оранжере</text:span><text:span text:style-name="T68">ю</text:span><text:span text:style-name="T25">.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25">….</text:span></text:p>
      <text:p text:style-name="P62"><text:soft-page-break/><text:span text:style-name="T25">Каркас пронизан дневным светом, молочные стёкла благодушно лучатся вниз. Откуда тут быть зиме</text:span><text:span text:style-name="T56">—</text:span><text:span text:style-name="T25">даже </text:span><text:span text:style-name="T67">этой</text:span><text:span text:style-name="T56">—</text:span><text:span text:style-name="T67">достаточно</text:span><text:span text:style-name="T25"> суровой чтобы состарить это железо, которое может петь на ветру, </text:span><text:span text:style-name="T67">или за</text:span><text:span text:style-name="T68">ст</text:span><text:span text:style-name="T67">ить эти окна, что открываются в другую пору года, обманно сохранённую?</text:span></text:p>
      <text:p text:style-name="P63"><text:span text:style-name="T67">П</text:span><text:span text:style-name="T25">ират взглядывает на свои часы. Не с чего отсчитать. Поры лица начинает пощипывать. </text:span><text:span text:style-name="T69">Стирая все мысли</text:span><text:span text:style-name="T56">—</text:span><text:span text:style-name="T69">как учат коммандос</text:span><text:span text:style-name="T56">—</text:span><text:span text:style-name="T69">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64"><text:span text:style-name="T69">О</text:span><text:span text:style-name="T25">братно в зиму. Бывший след напрочь исчез с неба. Кожу Пирата покрыл пот холодный почти как лёд. </text:span></text:p>
      <text:p text:style-name="P64"><text:span text:style-name="T25">Какое-то время уходит, чтобы закурить сигарету. Он не услышит как </text:span><text:span text:style-name="T70">долетит</text:span><text:span text:style-name="T25"> эта штука. </text:span><text:span text:style-name="T70">У неё скорость больше скорости звука. Первым делом тебе доходит вспышка. Только потом, если ты ещё жив, докатывается звук её приближения.</text:span></text:p>
      <text:p text:style-name="P65"><text:span text:style-name="T25">Что если попадёт точнёхонько</text:span><text:span text:style-name="T56">—</text:span><text:span text:style-name="T25">ах, нет</text:span><text:span text:style-name="T56">—</text:span><text:span text:style-name="T25">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72">уж</text:span> не вспомнить… Нарезать бананы кусками. За<text:span text:style-name="T80">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71">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71">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80">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73">С</text:span>транн<text:span text:style-name="T73">ый вид</text:span>, нет? С тех пор всё тихо, а ты слышал? Наверно, недолёт. В море, что ли.</text:p>
      <text:p text:style-name="P3">– <text:span text:style-name="T73">Десять минут?</text:span>– <text:span text:style-name="T73">пытается свериться со своими часами.</text:span></text:p>
      <text:p text:style-name="P3">– <text:span text:style-name="T73">Не меньше.</text:span>– <text:span text:style-name="T73">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74">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74">.»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75">Не кисни,</text:span>– <text:span text:style-name="T75">говорит Блот пробираясь обратно к разваленной койке.</text:span>– <text:span text:style-name="T75">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76">и каждая может свалиться на него</text:span>. <text:span text:style-name="T76">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77">А ну-ка,</text:span> оторв<text:span text:style-name="T77">и</text:span> сво<text:span text:style-name="T77">ю жопу</text:span> от пола,</text:p>
      <text:p text:style-name="P8">(пожуй банан-чик)</text:p>
      <text:p text:style-name="P8">Зубы почисть и вперёд, на войну!</text:p>
      <text:p text:style-name="P8"><text:span text:style-name="T77">Махни</text:span> на прощанье спящей стране,</text:p>
      <text:p text:style-name="P8">И мечт<text:span text:style-name="T77">ам пошли</text:span> поцелуй,</text:p>
      <text:p text:style-name="P8">Скажи Мисс Гребл,</text:p>
      <text:p text:style-name="P8">У тебя не стоит,</text:p>
      <text:p text:style-name="P8"><text:span text:style-name="T78">И не</text:span> встанет до самой Победы, о,</text:p>
      <text:p text:style-name="P8">Но <text:span text:style-name="T78">потом </text:span>на гражданке всё <text:span text:style-name="T78">будет</text:span> торчком,</text:p>
      <text:p text:style-name="P8">(пожуй банан-чик)</text:p>
      <text:p text:style-name="P9">Вино шипучее, девульки жгучие<text:span text:style-name="T78">—</text:span></text:p>
      <text:p text:style-name="P10">Осталось лишь пару немчур победить,</text:p>
      <text:p text:style-name="P10">Так улыбнись пошире, <text:span text:style-name="T78">улыбкой лучшей в мире,</text:span></text:p>
      <text:p text:style-name="P11">И не заставляй нас повторять—</text:p>
      <text:p text:style-name="P10"><text:span text:style-name="T78">Тебе пора</text:span> от пола жопу <text:span text:style-name="T78">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79">налитый в верхнюю ёмкость</text:span> пароварки Пирата, <text:span text:style-name="T79">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82">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81">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83">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84">(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85">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86">Твой работодатель.</text:span></text:p>
      <text:p text:style-name="P18">– <text:span text:style-name="T86">Это нечестно,</text:span>– <text:span text:style-name="T86">стонет Пират,</text:span>– <text:span text:style-name="T86">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87">Доставлено изумительным способом,»</text:span>– <text:span text:style-name="T87">голос повышен и раздражён,</text:span>– «<text:span text:style-name="T87">никто из </text:span><text:span text:style-name="T11">моих</text:span><text:span text:style-name="T87"> знакомых так не умничает. </text:span><text:span text:style-name="T11">Мне</text:span><text:span text:style-name="T87">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88">С подъёмом <text:s/>солнца, утро кажется всё холоднее. Облака всё же начали собираться. </text:span><text:soft-page-break/><text:span text:style-name="T88">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92"> чем</text:span> титьк<text:span text:style-name="T92">и <text:s/></text:span>ведьмы!</text:p>
      <text:p text:style-name="P24">Холодней ведра </text:p>
      <text:p text:style-name="P24">пингвиньего дерьма!</text:p>
      <text:p text:style-name="P24">Холодней, <text:span text:style-name="T92">чем</text:span> шерст<text:span text:style-name="T92">ь</text:span></text:p>
      <text:p text:style-name="P24"><text:s/>на заднице полярного медведя!</text:p>
      <text:p text:style-name="P23"><text:span text:style-name="T93">И даже</text:span>, <text:span text:style-name="T92">чем</text:span> иней на фужере</text:p>
      <text:p text:style-name="P24">шампанско<text:span text:style-name="T92">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90">Ну, здрасьте, хе-хе, опять наплывает на Пирата его Состояние, когда меньше всего ждал, как обычно</text:span>—<text:span text:style-name="T91">тут можно упомянуть о том, что в досье Пирата Прентиса отмечено как странный дар</text:span>—<text:span text:style-name="T91">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89">—</text:span>я<text:span text:style-name="T89">—</text:span>тот</text:p>
      <text:p text:style-name="P26">Самый, кто бредёт сквозь их фан-тази-и!</text:p>
      <text:p text:style-name="P26">Переживаю вместо них<text:span text:style-name="T89">—</text:span></text:p>
      <text:p text:style-name="P28">Даже когда на девушку я вла-зи-ю<text:span text:style-name="T89">—</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94">в одной октаве</text:span>]</text:p>
      <text:p text:style-name="P29">И мне по барабану, что опааааасно это,</text:p>
      <text:p text:style-name="P29">Опасность – крыша, с которой я упал давным-давно<text:span text:style-name="T89">—</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89">—</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95">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95">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95">.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95">,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96">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97">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97">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98">Наконец, в один <text:s/>истинно Шерлок Холмсовский лондонский вечер, на Пирата несомненно пахн</text:span><text:span text:style-name="T99">у́</text:span><text:span text:style-name="T98">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98">.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00">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20">т</text:span>фортах, <text:span text:style-name="T120">пока в другой сфере лорд Осмо продолжает </text:span><text:span text:style-name="T14">ассимилироваться</text:span><text:span text:style-name="T120">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21">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21">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воздушные шары зависли в небе. «Замечен в Хэмстед Хит, просто сидит </text:span><text:span text:style-name="T15">дышит</text:span><text:span text:style-name="T121">, как бы… в себя, обратно…» «Какие-нибудь, типа, </text:span><text:span text:style-name="T15">звуки</text:span><text:span text:style-name="T121">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21">!. о, Боже, я не могу описать, это настолько чудовищ—»,–провод оборван, связь прекратилась, шар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text:span><text:soft-page-break/><text:span text:style-name="T121">в 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21">! Сметает весь наблюдательный пункт потоком какой-то отвратительно оранжевой слякоти, которая </text:span><text:span text:style-name="T15">переваривает</text:span><text:span text:style-name="T121"> несчастных—но вместо криков только хохот, им </text:span><text:span text:style-name="T122">это</text:span><text:span text:style-name="T15"> по кайфу</text:span><text:span text:style-name="T121">….</text:span></text:p>
      <text:p text:style-name="P38">Задание Пирата/Осмо наладить связь с Аденоидом. <text:span text:style-name="T123">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23">.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67"><text:span text:style-name="T102">Каждый день на протяжении <text:s/>2</text:span>½ <text:span text:style-name="T124">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03">—</text:span><text:span text:style-name="T104">подтаскивая белую субстанцию коробами, по очереди, по соседним лестницам, чтобы </text:span><text:span text:style-name="T105">швырять</text:span><text:span text:style-name="T104"> по </text:span><text:span text:style-name="T105">колышливому</text:span><text:span text:style-name="T104"> гланд</text:span><text:span text:style-name="T105">оподобному</text:span><text:span text:style-name="T104"> и </text:span><text:span text:style-name="T105">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68"><text:span text:style-name="T105">В</text:span><text:span text:style-name="T101">сё же у лорда Блатрарда Осмо смог наконец уделять всё своё время Нови Пазару. В начале 1939, его обнаружили утонувшим </text:span><text:span text:style-name="T119">при загадочных обстоятельствах </text:span><text:span text:style-name="T101">в ванне </text:span><text:span text:style-name="T119">на</text:span><text:span text:style-name="T101">пол</text:span><text:span text:style-name="T119">не</text:span><text:span text:style-name="T101">н</text:span><text:span text:style-name="T119">н</text:span><text:span text:style-name="T101">ой тапиочн</text:span><text:span text:style-name="T119">ым</text:span><text:span text:style-name="T101"> пудинг</text:span><text:span text:style-name="T119">ом</text:span><text:span text:style-name="T101">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06">мечущимся в их постелях от его грандиозности</text:span><text:span text:style-name="T103">—</text:span><text:span text:style-name="T107">хотя</text:span><text:span text:style-name="T106">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2"><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25">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25">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69"><text:span text:style-name="T101">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08">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70"><text:span text:style-name="T108">П</text:span><text:span text:style-name="T101">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09">многие уже оприходовали вторую или третью кружку или фужер, что </text:span><text:span text:style-name="T110">создаёт тут</text:span><text:span text:style-name="T109"> некую ауру отчаяния. </text:span><text:span text:style-name="T111">Но сейчас</text:span><text:span text:style-name="T110">, минуя вход обложенный мешками с песком (временные пирамиды </text:span><text:span text:style-name="T111">воздвигнутые для слишком любопытных</text:span><text:span text:style-name="T110">), </text:span><text:span text:style-name="T111">Блоту не до этого всего: он слишком поглощён подготовкой возможных оправданий, если его застукают, хоть это вряд ли, просто на всякий….</text:span></text:p>
      <text:p text:style-name="P71"><text:span text:style-name="T101">Добродушная, резинкожвачная, девушка-очкарик на контроле приглашающе махнула ему, чтоб подымался дальше по лестнице. </text:span><text:span text:style-name="T112">Адьютанты в плотно-шерстяном расходятся по коридорам по совещаниям, замы-завы, час-другой </text:span><text:span text:style-name="T113">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14">ТОТСССГ</text:span><text:span text:style-name="T113">….</text:span></text:p>
      <text:p text:style-name="P72"><text:span text:style-name="T113">С</text:span><text:span text:style-name="T101">тарое здание поделено распорядителями трущоб войны. ТОТСССГ сокращение от «</text:span><text:span text:style-name="T113">Т</text:span><text:span text:style-name="T101">ехнические Отделы Трансакций Союзных Сил по Северной Германии». </text:span><text:span text:style-name="T115">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16">Блот заглядывает в кабинет своего старого друга по Колледжу Исуса в Кембридже. </text:span><text:span text:style-name="T117">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74"><text:span text:style-name="T101">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18">Столы их поставлены под прямым углом, так что и не не посмотреть в глаза <text:s/>друг к другу, пока не скрипнешь стулом на 90</text:span><text:span text:style-name="T127">°. </text:span><text:span text:style-name="T128">Стол Тантиви аккуратен, у Слотропа жуткая свалка, где и чёрт ногу сломит. Он не </text:span><text:span text:style-name="T129">рас</text:span><text:span text:style-name="T128">чищался до столешницы с 1942. </text:span><text:span text:style-name="T130">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131">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132">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133">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134">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134">не пробовать.) </text:span><text:span text:style-name="T135">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136">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137">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138">ТОТСССГ </text:span><text:span text:style-name="T137">в конце коридора</text:span><text:span text:style-name="T139">—</text:span><text:span text:style-name="T137">технический словарь немецкого языка, </text:span><text:span text:style-name="T155">Специальный Справочник</text:span><text:span text:style-name="T137"> или </text:span><text:span text:style-name="T155">План Города</text:span><text:span text:style-name="T137"> изданный МИДом</text:span><text:span text:style-name="T139">—</text:span><text:span text:style-name="T140">и обычно</text:span><text:span text:style-name="T137">, </text:span><text:span text:style-name="T140">если не утащили или не выброшен, номер </text:span><text:span text:style-name="T156">Новости Мира</text:span><text:span text:style-name="T140"> тоже где-нибудь воткнут</text:span><text:span text:style-name="T139">—</text:span><text:span text:style-name="T140">Слотроп заядлый читатель.</text:span></text:p>
      <text:p text:style-name="P75"><text:span text:style-name="T126">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139">—</text:span><text:span text:style-name="T126">кто-то заглянет, просто роняешь камеру в раскрытую пла</text:span><text:span text:style-name="T141">н</text:span><text:span text:style-name="T126">шетку </text:span><text:span text:style-name="T141">где банановый сэндвич смягчает падение, маскирует подозрительный звук и заснятую кассету данных, всё враз.</text:span></text:p>
      <text:p text:style-name="P76"><text:span text:style-name="T142">Жаль, что тот кто платит за эт</text:span><text:span text:style-name="T143">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146">е</text:span><text:span text:style-name="T143">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26"> </text:span><text:span text:style-name="T143">Сэлли</text:span><text:span text:style-name="T139">—</text:span><text:span text:style-name="T143">тут в основном красный и синий</text:span><text:span text:style-name="T139">—</text:span><text:span text:style-name="T144">гроздь возле Тауэр-Хилла, фиолетовый сплошняк вокруг Кове</text:span><text:span text:style-name="T145">н</text:span><text:span text:style-name="T144">т Гарден, туманность перетекает в Мэйфэйр, Сохо, и дальше к Вимбли и наверх к Хэмпстед-Хит</text:span><text:span text:style-name="T139">—</text:span><text:span text:style-name="T144">в любом направлении расходится это небесное мерцание частью отклеившихся звёзд из Каролин, Марий, Анн, Сюзан, Элизабет.</text:span></text:p>
      <text:p text:style-name="P77"><text:span text:style-name="T144">Н</text:span><text:span text:style-name="T126">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54">(мы знаем, что вы учились вместе, но задействовать его было бы рискованно)</text:span><text:span text:style-name="T126">,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138">ТОТСССГ </text:span><text:span text:style-name="T126">разрушений причинённых ракетами-бомбами</text:span><text:span text:style-name="T139">—</text:span><text:span text:style-name="T147">и в путешествиях по места смерти</text:span><text:span text:style-name="T126"> у него явно оставалось время, чтоб </text:span><text:span text:style-name="T147">и</text:span><text:span text:style-name="T126"> за девушками гоняться. </text:span><text:span text:style-name="T148">Если есть какая-то причина клеить эти бумажные звезды каждую пару дней, то он о ней не распространяется</text:span><text:span text:style-name="T139">—</text:span><text:span text:style-name="T148">она, похоже, не для посторонних. Карту видит только лишь Тантиви и тот </text:span><text:span text:style-name="T149">относится к ней со снисходительностью</text:span><text:span text:style-name="T148"> дружелюбного антрополога: «Какая-то разновидность безвредного хобби Янка»,– </text:span><text:span text:style-name="T149">говорит он своему другу Блоту. «</text:span><text:span text:style-name="T150">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152">всё ещё </text:span><text:span text:style-name="T150">аппетитной мамочки, </text:span><text:span text:style-name="T152">и </text:span><text:span text:style-name="T150">о ставке в целый фунт </text:span><text:span text:style-name="T151">на игру Блеквуд-Престон в Норт-Енде, </text:span><text:span text:style-name="T152">про бесстыдную версию «Тихой ночи», и судьбоносный туман. Но ни одна из этих тем не развеет туман недоумения тех, кому докладывает Блот.</text:span></text:p>
      <text:p text:style-name="P78"><text:span text:style-name="T152">Л</text:span><text:span text:style-name="T126">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153">знаете ли, ему сегодня ещё надо сдать работу.</text:span></text:p>
      <text:p text:style-name="P78"><draw:frame draw:style-name="fr1" draw:name="Image4" text:anchor-type="paragraph" svg:width="6.9252in" svg:height="0.3661in" draw:z-index="3"><draw:image xlink:href="Pictures/1000000000000B720000009B428C9716555D8079.png" xlink:type="simple" xlink:show="embed" xlink:actuate="onLoad" loext:mime-type="image/png"/></draw:frame><text:span text:style-name="T153"/></text:p>
      <text:p text:style-name="P4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3T18:27:18.400491214</dc:date>
    <meta:editing-duration>PT21H30M22S</meta:editing-duration>
    <meta:editing-cycles>183</meta:editing-cycles>
    <meta:generator>LibreOffice/6.1.5.2$Linux_X86_64 LibreOffice_project/10$Build-2</meta:generator>
    <meta:document-statistic meta:table-count="0" meta:image-count="4" meta:object-count="0" meta:page-count="13" meta:paragraph-count="124" meta:word-count="6160" meta:character-count="42795" meta:non-whitespace-character-count="36753"/>
  </office:meta>
</office:document-meta>
</file>